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18e" officeooo:paragraph-rsid="0001e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weather today is not very good. It is a grey cold day. To day we have the 28. February 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9:27:18.354291295</meta:creation-date>
    <dc:date>2017-02-28T09:29:03.906253827</dc:date>
    <meta:editing-duration>PT1M47S</meta:editing-duration>
    <meta:editing-cycles>1</meta:editing-cycles>
    <meta:document-statistic meta:table-count="0" meta:image-count="0" meta:object-count="0" meta:page-count="1" meta:paragraph-count="1" meta:word-count="21" meta:character-count="96" meta:non-whitespace-character-count="76"/>
    <meta:generator>LibreOffice/5.1.6.2$Linux_X86_64 LibreOffice_project/10m0$Build-2</meta:generator>
  </office:meta>
</office:document-meta>
</file>